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Bitstream Charter', serif"/>
    <style:font-face style:name="Helvetica Neue" svg:font-family="'Helvetica Neue', Arial, Helvetica, 'Nimbus Sans L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fo:letter-spacing="normal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transparen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#ffffff" loext:padding="0cm" loext:border="none"/>
    </style:style>
    <style:style style:name="P6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background-color="transparent" loext:padding="0cm" loext:border="none"/>
    </style:style>
    <style:style style:name="P7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333333" style:font-name="Georgia" fo:font-size="12pt" fo:letter-spacing="normal" fo:font-style="normal" fo:font-weight="normal" fo:background-color="transparent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333333" style:font-name="Georgia" fo:font-size="12pt" fo:letter-spacing="normal" fo:font-style="normal" fo:font-weight="normal" fo:background-color="transparent" loext:padding="0cm" loext:border="none"/>
    </style:style>
    <style:style style:name="P9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break-before="page" fo:padding="0cm" fo:border="none"/>
      <style:text-properties fo:font-variant="normal" fo:text-transform="none" fo:color="#333333" style:font-name="Georgia" fo:font-size="12pt" fo:letter-spacing="normal" fo:font-style="normal" fo:font-weight="normal" fo:background-color="transparent" loext:padding="0cm" loext:border="none"/>
    </style:style>
    <style:style style:name="P10" style:family="paragraph" style:parent-style-name="Horizontal_20_Line">
      <style:paragraph-properties fo:margin-top="0cm" fo:margin-bottom="0cm" loext:contextual-spacing="false" fo:orphans="2" fo:widows="2"/>
    </style:style>
    <style:style style:name="T1" style:family="text">
      <style:text-properties style:font-name="Helvetica Neue" fo:font-size="15.75pt" fo:font-style="normal" fo:font-weight="bold"/>
    </style:style>
    <style:style style:name="T2" style:family="text">
      <style:text-properties style:font-name-asian="Helvetica Neue" style:font-size-asian="15.75pt" style:font-style-asian="normal" style:font-weight-asian="bold"/>
    </style:style>
    <style:style style:name="T3" style:family="text">
      <style:text-properties fo:font-variant="normal" fo:text-transform="none" fo:color="#777777" style:font-name="Helvetica Neue" fo:font-size="9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777777" fo:letter-spacing="normal" fo:background-color="transparent" loext:char-shading-value="0" style:font-name-asian="Helvetica Neue" style:font-size-asian="9pt" style:font-style-asian="normal" style:font-weight-asian="normal" loext:padding="0cm" loext:border="none"/>
    </style:style>
    <style:style style:name="T5" style:family="text">
      <style:text-properties fo:font-variant="normal" fo:text-transform="none" fo:color="#333333" style:font-name="Georgia" fo:font-size="12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333333" style:text-line-through-style="solid" style:text-line-through-type="single" fo:letter-spacing="normal" fo:background-color="transparent" loext:char-shading-value="0" style:font-name-asian="Georgia" style:font-size-asian="12pt" style:font-style-asian="normal" style:font-weight-asian="normal" loext:padding="0cm" loext:border="none"/>
    </style:style>
    <style:style style:name="T7" style:family="text">
      <style:text-properties fo:font-variant="normal" fo:text-transform="none" fo:color="#333333" fo:letter-spacing="normal" fo:background-color="transparent" loext:char-shading-value="0" style:font-name-asian="Georgia" style:font-size-asian="12pt" style:font-style-asian="normal" style:font-weight-asian="normal" loext:padding="0cm" loext:border="none"/>
    </style:style>
    <style:style style:name="T8" style:family="text">
      <style:text-properties fo:font-variant="normal" fo:text-transform="none" fo:color="#743399" style:font-name="Georgia" fo:font-size="12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743399" fo:letter-spacing="normal" fo:background-color="transparent" loext:char-shading-value="0" style:font-name-asian="Georgia" style:font-size-asian="12pt" style:font-style-asian="normal" style:font-weight-asian="normal" loext:padding="0cm" loext:border="none"/>
    </style:style>
    <style:style style:name="T10" style:family="text">
      <style:text-properties fo:background-color="transparent" loext:char-shading-value="0" loext:padding="0cm" loext:border="none"/>
    </style:style>
    <style:style style:name="T11" style:family="text">
      <style:text-properties loext:padding="0cm" loext:border="none"/>
    </style:style>
    <style:style style:name="T12" style:family="text">
      <style:text-properties style:font-name="Georgia" fo:font-size="12pt" fo:font-style="normal" fo:font-weight="normal"/>
    </style:style>
    <style:style style:name="T13" style:family="text">
      <style:text-properties style:font-name-asian="Georgia" style:font-size-asian="12pt" style:font-style-asian="normal" style:font-weight-asian="normal"/>
    </style:style>
    <style:style style:name="T14" style:family="text">
      <style:text-properties fo:color="#743399" fo:background-color="transparent" loext:char-shading-value="0" loext:padding="0cm" loext:border="none"/>
    </style:style>
    <style:style style:name="T15" style:family="text">
      <style:text-properties officeooo:rsid="001177eb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OpenWRT</text:span><text:span text:style-name="T2">设置访客网络</text:span></text:h>
      <text:p text:style-name="P4"><text:span text:style-name="T4">发表于</text:span><text:a xlink:type="simple" xlink:href="https://www.myopenwrt.org/archives/1540" text:style-name="Internet_20_link" text:visited-style-name="Visited_20_Internet_20_Link"><text:span text:style-name="T3">2017-02-06</text:span></text:a><text:span text:style-name="T4">由</text:span><text:a xlink:type="simple" xlink:href="https://www.myopenwrt.org/archives/author/rapistor" text:style-name="Internet_20_link" text:visited-style-name="Visited_20_Internet_20_Link"><text:span text:style-name="T3">rapistor</text:span></text:a></text:p>
      <text:p text:style-name="P5"><text:span text:style-name="T13">转自 </text:span><text:span text:style-name="T12">http://www.luoxufeiyan.com/2015/12/17/configure-a-guest-wlan/</text:span></text:p>
      <text:section text:style-name="Sect1" text:name="toc_container">
        <text:p text:style-name="P3"><text:span text:style-name="T11">本文目录 </text:span><text:span text:style-name="T10">[</text:span><text:a xlink:type="simple" xlink:href="http://www.luoxufeiyan.com/2015/12/17/configure-a-guest-wlan/#" text:style-name="Internet_20_link" text:visited-style-name="Visited_20_Internet_20_Link"><text:span text:style-name="T14">收起</text:span></text:a><text:span text:style-name="T10">]</text:span></text:p>
        <text:list xml:id="list7340301213670098411" text:style-name="L1">
          <text:list-item>
            <text:p text:style-name="P2"><text:span text:style-name="T12">1. </text:span><text:span text:style-name="T13">建立新的网络接口</text:span></text:p>
          </text:list-item>
          <text:list-item>
            <text:p text:style-name="P2"><text:span text:style-name="T12">2.</text:span><text:span text:style-name="T13">建立新的</text:span><text:span text:style-name="T12">SSID</text:span></text:p>
          </text:list-item>
          <text:list-item>
            <text:p text:style-name="P2"><text:span text:style-name="T12">3.</text:span><text:span text:style-name="T13">建立新的</text:span><text:span text:style-name="T12">DHCP</text:span><text:span text:style-name="T13">地址池</text:span></text:p>
          </text:list-item>
          <text:list-item>
            <text:p text:style-name="P2"><text:span text:style-name="T12">4.</text:span><text:span text:style-name="T13">配置防火墙</text:span></text:p>
          </text:list-item>
          <text:list-item>
            <text:p text:style-name="P2"><text:span text:style-name="T12">5.</text:span><text:span text:style-name="T13">生效</text:span></text:p>
          </text:list-item>
          <text:list-item>
            <text:p text:style-name="P2"><text:span text:style-name="T12">6.</text:span><text:span text:style-name="T13">其他</text:span></text:p>
          </text:list-item>
        </text:list>
      </text:section>
      <text:p text:style-name="P7">设置访客网络，保护内网安全。<text:bookmark text:name="more-2599"/></text:p>
      <text:p text:style-name="P3"><text:span text:style-name="T7">家中有人来做客的时候，都会问一下家里的无线密码。但如果在局域网上部署了个人文件（</text:span><text:span text:style-name="T5">NAS</text:span><text:span text:style-name="T7">或是其他开了</text:span><text:span text:style-name="T5">samba</text:span><text:span text:style-name="T7">的设备）的话，如果直接提供无线密码的话，难免会造成文件泄漏或清楚，除此之外，一旦亲戚的设备上有病毒或安装了后台上传密码的</text:span><text:span text:style-name="del"><text:span text:style-name="T6">无良国产</text:span></text:span><text:span text:style-name="T5">APP</text:span><text:span text:style-name="T7">（诸如无线万能钥匙一类），又有可能造成安全隐患。因此我们希望建立一个可以跟</text:span><text:span text:style-name="T5">LAN</text:span><text:span text:style-name="T7">隔离的访客网络并配置独立的</text:span><text:span text:style-name="T5">SSID</text:span><text:span text:style-name="T7">（</text:span><text:span text:style-name="T5">WIFI</text:span><text:span text:style-name="T7">名称）。本文以</text:span><text:span text:style-name="T5">OpenWRT</text:span><text:span text:style-name="T7">为例介绍建立访客网络的基本步骤。</text:span></text:p>
      <text:p text:style-name="P3"><text:span text:style-name="T7">习惯使用</text:span><text:span text:style-name="T5">Luci</text:span><text:span text:style-name="T7">界面管理的同学可以参考这篇教程：</text:span><text:a xlink:type="simple" xlink:href="http://www.right.com.cn/Forum/thread-173844-1-1.html" office:target-frame-name="_blank" xlink:show="new" text:style-name="Internet_20_link" text:visited-style-name="Visited_20_Internet_20_Link"><text:span text:style-name="T8">openwrt </text:span></text:a><text:a xlink:type="simple" xlink:href="http://www.right.com.cn/Forum/thread-173844-1-1.html" office:target-frame-name="_blank" xlink:show="new" text:style-name="Internet_20_link" text:visited-style-name="Visited_20_Internet_20_Link"><text:span text:style-name="T9">无线设置客人网络，能外网，不能内网 </text:span></text:a><text:span text:style-name="T5"><text:line-break/></text:span><text:span text:style-name="T7">写在前面：以下代码适用于</text:span><text:span text:style-name="T5">CC</text:span><text:span text:style-name="T7">版本，如果您使用的是</text:span><text:span text:style-name="T5">BB</text:span><text:span text:style-name="T7">以及之前的</text:span><text:span text:style-name="T5">OpenWRT</text:span><text:span text:style-name="T7">版本，请您根据配置文件中已有的字段修改部分代码中的引号。</text:span></text:p>
      <text:p text:style-name="P10"/>
      <text:p text:style-name="P6"><text:span text:style-name="T12">1.</text:span><text:span text:style-name="T13">建立新的网络接口</text:span></text:p>
      <text:p text:style-name="P6"><text:span text:style-name="T13">首先建立新的网络接口，与</text:span><text:span text:style-name="T12">LAN</text:span><text:span text:style-name="T13">隔离。</text:span></text:p>
      <text:p text:style-name="P6"><text:span text:style-name="T13">编辑 </text:span><text:span text:style-name="T12">/etc/config/network </text:span><text:span text:style-name="T13">文件并添加一个名为</text:span><text:span text:style-name="T12">guest</text:span><text:span text:style-name="T13">的网络接口，其中</text:span><text:span text:style-name="T12">192.168.4.1</text:span><text:span text:style-name="T13">可以设置为一个跟</text:span><text:span text:style-name="T12">LAN</text:span><text:span text:style-name="T13">网段不同的任意值。</text:span></text:p>
      <text:p text:style-name="P8"/>
      <text:p text:style-name="P9">config ‘interface’ ‘guest’<text:line-break/>option ‘proto’ ‘static’<text:line-break/>option ‘ipaddr’ ‘192.168.4.1’<text:line-break/>option ‘netmask’ ‘255.255.255.0’</text:p>
      <text:p text:style-name="P6"><text:span text:style-name="T12">2.</text:span><text:span text:style-name="T13">建立新的</text:span><text:span text:style-name="T12">SSID</text:span></text:p>
      <text:p text:style-name="P6"><text:span text:style-name="T13">编辑 </text:span><text:span text:style-name="T12">/etc/config/wireless </text:span><text:span text:style-name="T13">文件并添加一个新的名为</text:span><text:span text:style-name="T12">Guest-WiFi </text:span><text:span text:style-name="T13">的无线网络，其中</text:span><text:span text:style-name="T12">device</text:span><text:span text:style-name="T13">一项的值需要根据您的路由器型号来选择（或者可以根据</text:span><text:span text:style-name="T12">wireless</text:span><text:span text:style-name="T13">文件中已有的配置来判断）。这里我们选择不加密，您也可以根据加密方式来改变</text:span><text:span text:style-name="T12">encryption</text:span><text:span text:style-name="T13">的值。添加</text:span><text:span text:style-name="T12">isolate</text:span><text:span text:style-name="T13">一项可以实现客户端之间两两隔离。</text:span></text:p>
      <text:p text:style-name="P8">config ‘wifi-iface’<text:line-break/>option ‘device’ ‘radio0’<text:line-break/>option ‘mode’ ‘ap’<text:line-break/>option ‘network’ ‘guest’<text:line-break/>option ‘ssid’ ‘Guest-WiFi’<text:line-break/>option ‘encryption’ ‘none’<text:line-break/>option ‘isolate’ ‘1’</text:p>
      <text:p text:style-name="P6"><text:span text:style-name="T12">3.</text:span><text:span text:style-name="T13">建立新的</text:span><text:span text:style-name="T12">DHCP</text:span><text:span text:style-name="T13">地址池</text:span></text:p>
      <text:p text:style-name="P6"><text:span text:style-name="T13">编辑 </text:span><text:span text:style-name="T12">/etc/config/dhcp </text:span><text:span text:style-name="T13">文件并添加如下字段。为</text:span><text:span text:style-name="T12">guest</text:span><text:span text:style-name="T13">接口设置新的地址池。</text:span></text:p>
      <text:p text:style-name="P8">config ‘dhcp’ ‘guest’<text:line-break/>option ‘interface’ ‘guest’<text:line-break/>option ‘start’ ’50’<text:line-break/>option ‘limit’ ‘200’<text:line-break/>option ‘leasetime’ ‘1h’</text:p>
      <text:p text:style-name="P6"><text:span text:style-name="T12">4.</text:span><text:span text:style-name="T13">配置防火墙</text:span></text:p>
      <text:p text:style-name="P6"><text:span text:style-name="T13">最后一步工作就是配置防火墙了，也是实现隔离功能最关键的一步。访客网络防火墙的配置有许多种，下面的配置只满足访问英特网最基本的几项（开放</text:span><text:span text:style-name="T12">90</text:span><text:span text:style-name="T13">端口、允许</text:span><text:span text:style-name="T12">DNS</text:span><text:span text:style-name="T13">查询和</text:span><text:span text:style-name="T12">DHCP</text:span><text:span text:style-name="T13">分配），在</text:span><text:span text:style-name="T12">OpenWRT</text:span><text:span text:style-name="T13">的</text:span><text:span text:style-name="T12">wiki</text:span><text:span text:style-name="T13">页面有其他配置方式可供参考。</text:span><text:span text:style-name="T12"><text:line-break/></text:span><text:span text:style-name="T13">编辑 </text:span><text:span text:style-name="T12">/etc/config/firewall </text:span><text:span text:style-name="T13">并添加如下字段：</text:span></text:p>
      <text:p text:style-name="P8">config zone<text:line-break/>option name ‘guest’<text:line-break/>option network ‘guest’<text:line-break/>option forward ‘REJECT’<text:line-break/>option output ‘ACCEPT’<text:line-break/>option input ‘REJECT’</text:p>
      <text:p text:style-name="P8"><text:soft-page-break/>config forwarding<text:line-break/>option src ‘guest’<text:line-break/>option dest ‘wan’</text:p>
      <text:p text:style-name="P8">config rule<text:line-break/>option name ‘Allow DNS Queries’<text:line-break/>option src ‘guest’<text:line-break/>option dest_port ’53’<text:line-break/>option proto ‘tcpudp’<text:line-break/>option target ‘ACCEPT’</text:p>
      <text:p text:style-name="P8">config rule<text:line-break/>option name ‘Allow DHCP request’<text:line-break/>option src ‘guest’<text:line-break/>option src_port ’67-68′<text:line-break/>option dest_port ’67-68′<text:line-break/>option proto ‘udp’<text:line-break/>option target ‘ACCEPT’</text:p>
      <text:p text:style-name="P8">config rule<text:line-break/>option enabled ‘1’<text:line-break/>option name ‘Hide My LAN’<text:line-break/>option proto ‘all’<text:line-break/>option src ‘guest’<text:line-break/>option dest_ip ‘192.168.0.1/24’<text:line-break/>option target ‘REJECT’</text:p>
      <text:p text:style-name="P6"><text:span text:style-name="T12">5.</text:span><text:span text:style-name="T13">生效</text:span></text:p>
      <text:p text:style-name="P6"><text:span text:style-name="T13">通过下面命令重启</text:span><text:span text:style-name="T12">network</text:span><text:span text:style-name="T13">使之生效。</text:span></text:p>
      <text:p text:style-name="P8">/etc/init.d/network restart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Bitstream Charter', serif"/>
    <style:font-face style:name="Helvetica Neue" svg:font-family="'Helvetica Neue', Arial, Helvetica, 'Nimbus Sans L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177e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 text:c="73"/><text:span text:style-name="MT1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0:34:55.882433445</meta:creation-date>
    <dc:date>2018-02-18T21:30:41.817505314</dc:date>
    <meta:editing-duration>PT45M35S</meta:editing-duration>
    <meta:editing-cycles>1</meta:editing-cycles>
    <meta:document-statistic meta:table-count="0" meta:image-count="0" meta:object-count="0" meta:page-count="3" meta:paragraph-count="34" meta:word-count="854" meta:character-count="2125" meta:non-whitespace-character-count="1908"/>
    <meta:generator>LibreOffice/5.1.6.2$Linux_X86_64 LibreOffice_project/10m0$Build-2</meta:generator>
  </office:meta>
</office:document-meta>
</file>